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297" officeooo:paragraph-rsid="0016c297"/>
    </style:style>
    <style:style style:name="P2" style:family="paragraph" style:parent-style-name="Standard">
      <style:text-properties officeooo:rsid="0016c297" officeooo:paragraph-rsid="001af61f"/>
    </style:style>
    <style:style style:name="P3" style:family="paragraph" style:parent-style-name="Standard">
      <style:text-properties officeooo:rsid="0016c297" officeooo:paragraph-rsid="0038bc87"/>
    </style:style>
    <style:style style:name="P4" style:family="paragraph" style:parent-style-name="Standard">
      <style:paragraph-properties fo:text-align="start" style:justify-single-word="false"/>
      <style:text-properties officeooo:rsid="0016c297" officeooo:paragraph-rsid="0016c297"/>
    </style:style>
    <style:style style:name="P5" style:family="paragraph" style:parent-style-name="Standard">
      <style:text-properties officeooo:rsid="0016c297" officeooo:paragraph-rsid="0041ad01"/>
    </style:style>
    <style:style style:name="P6" style:family="paragraph" style:parent-style-name="Standard">
      <style:text-properties fo:color="#ff3333" fo:font-weight="bold" officeooo:rsid="0016c297" officeooo:paragraph-rsid="0016c297" style:font-weight-asian="bold" style:font-weight-complex="bold"/>
    </style:style>
    <style:style style:name="P7" style:family="paragraph" style:parent-style-name="Standard">
      <style:text-properties fo:color="#ff3333" fo:font-weight="bold" officeooo:rsid="001daf3e" officeooo:paragraph-rsid="001daf3e" style:font-weight-asian="bold" style:font-weight-complex="bold"/>
    </style:style>
    <style:style style:name="P8" style:family="paragraph" style:parent-style-name="Standard">
      <style:text-properties fo:color="#ff3333" fo:font-weight="bold" officeooo:rsid="001daf3e" officeooo:paragraph-rsid="0027894e" style:font-weight-asian="bold" style:font-weight-complex="bold"/>
    </style:style>
    <style:style style:name="P9" style:family="paragraph" style:parent-style-name="Standard">
      <style:text-properties fo:color="#ff3333" fo:font-weight="bold" officeooo:rsid="001daf3e" officeooo:paragraph-rsid="002ac54d" style:font-weight-asian="bold" style:font-weight-complex="bold"/>
    </style:style>
    <style:style style:name="P10" style:family="paragraph" style:parent-style-name="Standard">
      <style:text-properties fo:color="#ff3333" fo:font-weight="bold" officeooo:rsid="001daf3e" officeooo:paragraph-rsid="0030ca43" style:font-weight-asian="bold" style:font-weight-complex="bold"/>
    </style:style>
    <style:style style:name="P11" style:family="paragraph" style:parent-style-name="Standard">
      <style:text-properties fo:color="#ff3333" fo:font-weight="bold" officeooo:rsid="001daf3e" officeooo:paragraph-rsid="00321aa7" style:font-weight-asian="bold" style:font-weight-complex="bold"/>
    </style:style>
    <style:style style:name="P12" style:family="paragraph" style:parent-style-name="Standard">
      <style:text-properties officeooo:paragraph-rsid="0016c297"/>
    </style:style>
    <style:style style:name="P13" style:family="paragraph" style:parent-style-name="Standard">
      <style:text-properties fo:color="#009933" fo:font-style="italic" officeooo:rsid="0016c297" officeooo:paragraph-rsid="0016c297" style:font-style-asian="italic" style:font-style-complex="italic"/>
    </style:style>
    <style:style style:name="P14" style:family="paragraph" style:parent-style-name="Standard">
      <style:text-properties fo:color="#009933" fo:font-style="italic" fo:font-weight="normal" officeooo:rsid="0016c297" officeooo:paragraph-rsid="00295eba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color="#009933" officeooo:rsid="003c61be" officeooo:paragraph-rsid="003c61be"/>
    </style:style>
    <style:style style:name="P16" style:family="paragraph" style:parent-style-name="Standard">
      <style:text-properties fo:color="#000000" fo:font-style="italic" officeooo:paragraph-rsid="0016c297" style:font-style-asian="italic" style:font-style-complex="italic"/>
    </style:style>
    <style:style style:name="P17" style:family="paragraph" style:parent-style-name="Standard">
      <style:text-properties fo:color="#000000" fo:font-style="italic" fo:font-weight="bold" officeooo:rsid="0016c297" officeooo:paragraph-rsid="00195a8b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color="#000000" fo:font-style="italic" fo:font-weight="bold" officeooo:rsid="0016c297" officeooo:paragraph-rsid="001c32bd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color="#000000" fo:font-style="italic" fo:font-weight="bold" officeooo:rsid="0016c297" officeooo:paragraph-rsid="0027894e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color="#000000" fo:font-style="italic" fo:font-weight="bold" officeooo:rsid="0016c297" officeooo:paragraph-rsid="0030ca43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000000" fo:font-style="italic" fo:font-weight="bold" officeooo:rsid="004292be" officeooo:paragraph-rsid="004292be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color="#000000" fo:font-style="normal" officeooo:rsid="00211408" officeooo:paragraph-rsid="00211408" style:font-style-asian="normal" style:font-style-complex="normal"/>
    </style:style>
    <style:style style:name="P23" style:family="paragraph" style:parent-style-name="Standard">
      <style:text-properties fo:color="#000000" fo:font-style="normal" officeooo:rsid="0025bf49" officeooo:paragraph-rsid="0025bf49" style:font-style-asian="normal" style:font-style-complex="normal"/>
    </style:style>
    <style:style style:name="P24" style:family="paragraph" style:parent-style-name="Standard">
      <style:text-properties fo:color="#000000" fo:font-weight="normal" officeooo:rsid="002dab6c" officeooo:paragraph-rsid="002dab6c" style:font-weight-asian="normal" style:font-weight-complex="normal"/>
    </style:style>
    <style:style style:name="P25" style:family="paragraph" style:parent-style-name="Standard">
      <style:text-properties officeooo:rsid="001daf3e" officeooo:paragraph-rsid="0038bc87"/>
    </style:style>
    <style:style style:name="P26" style:family="paragraph" style:parent-style-name="Standard">
      <style:text-properties officeooo:rsid="001daf3e" officeooo:paragraph-rsid="003a66a5"/>
    </style:style>
    <style:style style:name="P27" style:family="paragraph" style:parent-style-name="Standard">
      <style:text-properties officeooo:rsid="001daf3e" officeooo:paragraph-rsid="0041ad01"/>
    </style:style>
    <style:style style:name="P28" style:family="paragraph" style:parent-style-name="Standard">
      <style:text-properties officeooo:paragraph-rsid="001af61f"/>
    </style:style>
    <style:style style:name="P29" style:family="paragraph" style:parent-style-name="Standard">
      <style:text-properties officeooo:paragraph-rsid="002dab6c"/>
    </style:style>
    <style:style style:name="P30" style:family="paragraph" style:parent-style-name="Standard">
      <style:text-properties officeooo:rsid="0038bc87" officeooo:paragraph-rsid="0038bc87"/>
    </style:style>
    <style:style style:name="P31" style:family="paragraph" style:parent-style-name="Standard">
      <style:text-properties fo:color="#000000" fo:font-style="italic" officeooo:rsid="00195a8b" officeooo:paragraph-rsid="001c32bd" style:font-style-asian="italic" style:font-style-complex="italic"/>
    </style:style>
    <style:style style:name="P32" style:family="paragraph" style:parent-style-name="Standard">
      <style:text-properties fo:color="#000000" fo:font-style="italic" officeooo:rsid="0016c297" officeooo:paragraph-rsid="0027894e" style:font-style-asian="italic" style:font-style-complex="italic"/>
    </style:style>
    <style:style style:name="P33" style:family="paragraph" style:parent-style-name="Standard">
      <style:text-properties fo:color="#000000" fo:font-style="italic" fo:font-weight="bold" officeooo:rsid="0016c297" officeooo:paragraph-rsid="00350502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color="#000000" fo:font-style="italic" fo:font-weight="bold" officeooo:rsid="0016c297" officeooo:paragraph-rsid="0041ad01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color="#000000" fo:font-style="italic" fo:font-weight="bold" officeooo:rsid="0016c297" officeooo:paragraph-rsid="002ac54d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color="#000000" fo:font-style="normal" officeooo:rsid="00211408" officeooo:paragraph-rsid="0016c297" style:font-style-asian="normal" style:font-style-complex="normal"/>
    </style:style>
    <style:style style:name="P37" style:family="paragraph" style:parent-style-name="Standard">
      <style:text-properties fo:color="#009933" fo:font-style="italic" officeooo:rsid="0016c297" officeooo:paragraph-rsid="002dab6c" style:font-style-asian="italic" style:font-style-complex="italic"/>
    </style:style>
    <style:style style:name="P38" style:family="paragraph" style:parent-style-name="Standard">
      <style:text-properties fo:color="#009933" fo:font-weight="normal" officeooo:paragraph-rsid="00295eba"/>
    </style:style>
    <style:style style:name="P39" style:family="paragraph" style:parent-style-name="Standard">
      <style:text-properties officeooo:rsid="0016c297" officeooo:paragraph-rsid="0016c297"/>
    </style:style>
    <style:style style:name="P40" style:family="paragraph" style:parent-style-name="Standard">
      <style:text-properties fo:color="#ff3333" fo:font-weight="bold" officeooo:rsid="001daf3e" officeooo:paragraph-rsid="0038bc87" style:font-weight-asian="bold" style:font-weight-complex="bold"/>
    </style:style>
    <style:style style:name="P41" style:family="paragraph" style:parent-style-name="Standard">
      <style:text-properties fo:color="#ff3333" fo:font-weight="bold" officeooo:rsid="001daf3e" officeooo:paragraph-rsid="001daf3e" style:font-weight-asian="bold" style:font-weight-complex="bold"/>
    </style:style>
    <style:style style:name="P42" style:family="paragraph" style:parent-style-name="Standard">
      <style:text-properties fo:color="#ff3333" fo:font-weight="bold" officeooo:rsid="0038bc87" officeooo:paragraph-rsid="0038bc87" style:font-weight-asian="bold" style:font-weight-complex="bold"/>
    </style:style>
    <style:style style:name="P43" style:family="paragraph" style:parent-style-name="Standard">
      <style:text-properties fo:color="#ff3333" fo:font-weight="bold" officeooo:rsid="003a66a5" officeooo:paragraph-rsid="003a66a5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5" style:family="paragraph" style:parent-style-name="Standard">
      <style:text-properties fo:color="#d4d4d4" style:font-name="Droid Sans Mono" fo:font-size="10.5pt" fo:font-weight="normal" officeooo:rsid="001832d3" officeooo:paragraph-rsid="0016c297" fo:background-color="#1e1e1e"/>
    </style:style>
    <style:style style:name="P4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832d3" fo:background-color="#1e1e1e"/>
    </style:style>
    <style:style style:name="P47" style:family="paragraph" style:parent-style-name="Standard">
      <style:text-properties fo:color="#d4d4d4" style:font-name="Droid Sans Mono" fo:font-size="10.5pt" fo:font-style="italic" fo:font-weight="normal" officeooo:rsid="0016c297" officeooo:paragraph-rsid="0016c297" fo:background-color="#1e1e1e" style:font-style-asian="italic" style:font-style-complex="italic"/>
    </style:style>
    <style:style style:name="P48" style:family="paragraph" style:parent-style-name="Standard">
      <style:text-properties fo:color="#d4d4d4" style:font-name="Droid Sans Mono" fo:font-size="10.5pt" fo:font-style="italic" fo:font-weight="normal" officeooo:rsid="0016c297" officeooo:paragraph-rsid="0027894e" fo:background-color="#1e1e1e" style:font-style-asian="italic" style:font-style-complex="italic"/>
    </style:style>
    <style:style style:name="P49" style:family="paragraph" style:parent-style-name="Standard">
      <style:text-properties officeooo:paragraph-rsid="0016c297"/>
    </style:style>
    <style:style style:name="P50" style:family="paragraph" style:parent-style-name="Standard">
      <style:text-properties officeooo:rsid="001832d3" officeooo:paragraph-rsid="0016c297"/>
    </style:style>
    <style:style style:name="P51" style:family="paragraph" style:parent-style-name="Standard">
      <style:text-properties officeooo:paragraph-rsid="001af61f"/>
    </style:style>
    <style:style style:name="P5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3" style:family="paragraph" style:parent-style-name="Standard">
      <style:text-properties officeooo:paragraph-rsid="0027894e"/>
    </style:style>
    <style:style style:name="P54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5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fo:font-style="italic" fo:font-weight="bold" officeooo:rsid="0016c297" officeooo:paragraph-rsid="0016c297" style:font-style-asian="italic" style:font-weight-asian="bold" style:font-style-complex="italic" style:font-weight-complex="bold"/>
    </style:style>
    <style:style style:name="P56" style:family="paragraph" style:parent-style-name="Text_20_body" style:list-style-name="L1">
      <style:text-properties officeooo:rsid="0016c297" officeooo:paragraph-rsid="002dab6c"/>
    </style:style>
    <style:style style:name="P57" style:family="paragraph" style:parent-style-name="Text_20_body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8" style:family="paragraph" style:parent-style-name="Text_20_body">
      <style:text-properties officeooo:paragraph-rsid="0016c297"/>
    </style:style>
    <style:style style:name="P59" style:family="paragraph" style:parent-style-name="Text_20_body" style:list-style-name="L1">
      <style:paragraph-properties fo:margin-top="0cm" fo:margin-bottom="0cm" loext:contextual-spacing="false"/>
      <style:text-properties officeooo:paragraph-rsid="002dab6c"/>
    </style:style>
    <style:style style:name="P60" style:family="paragraph" style:parent-style-name="Table_20_Contents" style:list-style-name="L2">
      <style:text-properties officeooo:paragraph-rsid="00331c06"/>
    </style:style>
    <style:style style:name="P61" style:family="paragraph" style:parent-style-name="Table_20_Contents" style:list-style-name="L2">
      <style:text-properties officeooo:rsid="00331c06" officeooo:paragraph-rsid="00331c06"/>
    </style:style>
    <style:style style:name="T1" style:family="text">
      <style:text-properties officeooo:rsid="0016c297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 fo:font-weight="bold" officeooo:rsid="001af61f" style:font-weight-asian="bold" style:font-weight-complex="bold"/>
    </style:style>
    <style:style style:name="T4" style:family="text">
      <style:text-properties fo:color="#ff3333" fo:font-weight="bold" officeooo:rsid="0038bc87" style:font-weight-asian="bold" style:font-weight-complex="bold"/>
    </style:style>
    <style:style style:name="T5" style:family="text">
      <style:text-properties fo:color="#ff3333" fo:font-weight="bold" officeooo:rsid="003a66a5" style:font-weight-asian="bold" style:font-weight-complex="bold"/>
    </style:style>
    <style:style style:name="T6" style:family="text">
      <style:text-properties fo:color="#009933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5a8b" style:font-style-asian="italic" style:font-style-complex="italic"/>
    </style:style>
    <style:style style:name="T9" style:family="text">
      <style:text-properties fo:font-style="italic" officeooo:rsid="0016c297" style:font-style-asian="italic" style:font-weight-asian="normal" style:font-style-complex="italic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style="italic" officeooo:rsid="0016c297" style:font-style-asian="italic" style:font-style-complex="italic"/>
    </style:style>
    <style:style style:name="T12" style:family="text">
      <style:text-properties fo:color="#000000" fo:font-style="italic" officeooo:rsid="00195a8b" style:font-style-asian="italic" style:font-style-complex="italic"/>
    </style:style>
    <style:style style:name="T13" style:family="text">
      <style:text-properties fo:color="#000000" fo:font-style="italic" officeooo:rsid="003c61be" style:font-style-asian="italic" style:font-style-complex="italic"/>
    </style:style>
    <style:style style:name="T1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 fo:font-style="italic" fo:font-weight="bold" officeooo:rsid="0016c297" style:font-style-asian="italic" style:font-weight-asian="bold" style:font-style-complex="italic" style:font-weight-complex="bold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000000" officeooo:rsid="0016c297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1daf3e" style:font-weight-asian="normal" style:font-weight-complex="normal"/>
    </style:style>
    <style:style style:name="T20" style:family="text">
      <style:text-properties officeooo:rsid="001daf3e"/>
    </style:style>
    <style:style style:name="T21" style:family="text">
      <style:text-properties officeooo:rsid="00230c94"/>
    </style:style>
    <style:style style:name="T22" style:family="text">
      <style:text-properties officeooo:rsid="0027894e"/>
    </style:style>
    <style:style style:name="T23" style:family="text">
      <style:text-properties officeooo:rsid="00295eba"/>
    </style:style>
    <style:style style:name="T24" style:family="text">
      <style:text-properties officeooo:rsid="002ac54d"/>
    </style:style>
    <style:style style:name="T25" style:family="text">
      <style:text-properties officeooo:rsid="00321aa7"/>
    </style:style>
    <style:style style:name="T26" style:family="text">
      <style:text-properties officeooo:rsid="00331c0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31c06" style:font-weight-asian="bold" style:font-weight-complex="bold"/>
    </style:style>
    <style:style style:name="T29" style:family="text">
      <style:text-properties fo:font-weight="bold" officeooo:rsid="0053593f" style:font-weight-asian="bold" style:font-weight-complex="bold"/>
    </style:style>
    <style:style style:name="T30" style:family="text">
      <style:text-properties fo:font-weight="bold" fo:background-color="#ffff00" loext:char-shading-value="0" loext:padding="0cm" loext:border="none"/>
    </style:style>
    <style:style style:name="T31" style:family="text">
      <style:text-properties fo:font-weight="bold" officeooo:rsid="004a9ea6" fo:background-color="#ffff00" loext:char-shading-value="0" loext:padding="0cm" loext:border="non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3a66a5"/>
    </style:style>
    <style:style style:name="T34" style:family="text">
      <style:text-properties officeooo:rsid="003fe2fc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font-size="15pt" officeooo:rsid="00477c1e" style:font-size-asian="15pt" style:font-size-complex="15pt"/>
    </style:style>
    <style:style style:name="T37" style:family="text">
      <style:text-properties fo:font-size="15pt" officeooo:rsid="0059a3bf" style:font-size-asian="15pt" style:font-size-complex="15pt"/>
    </style:style>
    <style:style style:name="T38" style:family="text">
      <style:text-properties fo:color="#c586c0"/>
    </style:style>
    <style:style style:name="T39" style:family="text">
      <style:text-properties fo:color="#c586c0" style:font-name="Droid Sans Mono" fo:font-size="10.5pt" fo:font-style="normal" fo:background-color="#1e1e1e" loext:char-shading-value="0" style:font-style-asian="normal" style:font-style-complex="normal"/>
    </style:style>
    <style:style style:name="T40" style:family="text">
      <style:text-properties fo:color="#d4d4d4" style:font-name="Droid Sans Mono" fo:font-size="10.5pt" fo:font-style="normal" fo:background-color="#1e1e1e" loext:char-shading-value="0" style:font-style-asian="normal" style:font-style-complex="normal"/>
    </style:style>
    <style:style style:name="T41" style:family="text">
      <style:text-properties fo:color="#ce9178"/>
    </style:style>
    <style:style style:name="T42" style:family="text">
      <style:text-properties fo:color="#ce9178" fo:font-style="italic" officeooo:rsid="00195a8b" style:font-style-asian="italic" style:font-style-complex="italic"/>
    </style:style>
    <style:style style:name="T43" style:family="text">
      <style:text-properties fo:color="#ce9178" fo:font-weight="bold" officeooo:rsid="0053593f" style:font-weight-asian="bold" style:font-weight-complex="bold"/>
    </style:style>
    <style:style style:name="T44" style:family="text">
      <style:text-properties fo:color="#9cdcfe"/>
    </style:style>
    <style:style style:name="T45" style:family="text">
      <style:text-properties fo:color="#9cdcfe" fo:font-style="italic" officeooo:rsid="00195a8b" style:font-style-asian="italic" style:font-style-complex="italic"/>
    </style:style>
    <style:style style:name="T46" style:family="text">
      <style:text-properties fo:color="#569cd6"/>
    </style:style>
    <style:style style:name="T47" style:family="text">
      <style:text-properties fo:color="#b5cea8"/>
    </style:style>
    <style:style style:name="T48" style:family="text">
      <style:text-properties fo:color="#b5cea8" fo:font-style="italic" officeooo:rsid="00195a8b" style:font-style-asian="italic" style:font-style-complex="italic"/>
    </style:style>
    <style:style style:name="T49" style:family="text">
      <style:text-properties fo:color="#6a9955"/>
    </style:style>
    <style:style style:name="T50" style:family="text">
      <style:text-properties fo:color="#6a9955" fo:font-style="italic" officeooo:rsid="00195a8b" style:font-style-asian="italic" style:font-style-complex="italic"/>
    </style:style>
    <style:style style:name="T51" style:family="text">
      <style:text-properties officeooo:rsid="004a9ea6"/>
    </style:style>
    <style:style style:name="T52" style:family="text">
      <style:text-properties fo:color="#ffffff"/>
    </style:style>
    <style:style style:name="T53" style:family="text">
      <style:text-properties fo:color="#ffffff" fo:background-color="#000000" loext:char-shading-value="0"/>
    </style:style>
    <style:style style:name="T54" style:family="text">
      <style:text-properties fo:color="#ffffff" fo:background-color="#000000" loext:char-shading-value="0"/>
    </style:style>
    <style:style style:name="T55" style:family="text">
      <style:text-properties fo:background-color="#000000" loext:char-shading-value="0"/>
    </style:style>
    <style:style style:name="T56" style:family="text">
      <style:text-properties officeooo:rsid="005359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35">Project1 :</text:span><text:span text:style-name="T36">ROS PYTHON – </text:span><text:span text:style-name="T37">chatter</text:span></text:p>
      <text:p text:style-name="P17">------------------------------------------------------------------------------------------------------------------------</text:p>
      <text:p text:style-name="P6">Step 1</text:p>
      <text:p text:style-name="P12"><text:span text:style-name="T1"><text:tab/></text:span>You need to import <text:span text:style-name="Teletype">rospy</text:span> if you are writing a ROS <text:a xlink:type="simple" xlink:href="http://wiki.ros.org/Nodes" text:style-name="Internet_20_link" text:visited-style-name="Visited_20_Internet_20_Link">Node</text:a>. The <text:span text:style-name="Teletype">std_msgs.msg</text:span> import is so that we can reuse the <text:span text:style-name="Teletype">std_msgs/String</text:span> message type (a simple string container) for publishing</text:p>
      <text:p text:style-name="P1"/>
      <text:p text:style-name="P1"/>
      <text:p text:style-name="P47"><text:span text:style-name="T38">import</text:span> rospy</text:p>
      <text:p text:style-name="P44"><text:span text:style-name="T38">from</text:span> std_msgs.msg <text:span text:style-name="T38">import</text:span> Int32</text:p>
      <text:p text:style-name="P13"/>
      <text:p text:style-name="P13"/>
      <text:p text:style-name="P18">------------------------------------------------------------------------------------------------------------------------</text:p>
      <text:p text:style-name="P1"><text:s/><text:span text:style-name="T2">Step 2</text:span></text:p>
      <text:p text:style-name="P12"><text:span text:style-name="T1"><text:s text:c="3"/>`<text:tab/></text:span>This section of code defines the talker's interface to the rest of ROS. <text:span text:style-name="Teletype">pub=rospy.Publisher("chatter",String,queue_size=10)</text:span> declares that your node is publishing to the <text:span text:style-name="Teletype">chatter</text:span> topic using the message type <text:span text:style-name="Teletype">String</text:span>. <text:span text:style-name="Teletype">String</text:span> here is actually the class <text:span text:style-name="Teletype">std_msgs.msg.String</text:span>. The <text:span text:style-name="Teletype">queue_size</text:span> argument is <text:span text:style-name="T51">new <text:s/>in ROS </text:span>and limits the amount of queued messages if any subscriber is not receiving them fast enough.</text:p>
      <text:p text:style-name="P12"/>
      <text:p text:style-name="P58"><text:span text:style-name="Teletype">anonymous=True</text:span> ensures that your node has a unique name by adding random numbers to the end of <text:span text:style-name="Teletype">NAME</text:span>. Refer to <text:a xlink:type="simple" xlink:href="http://wiki.ros.org/rospy/Overview/Initialization%20and%20Shutdown#Initializing_your_ROS_Node" text:style-name="Internet_20_link" text:visited-style-name="Visited_20_Internet_20_Link">Initialization and Shutdown - Initializing your ROS Node</text:a> in the <text:span text:style-name="Teletype">rospy</text:span> documentation for more information about node initialization options. <text:bookmark text:name="rospy_tutorials.2BAC8-Tutorials.2BAC8-WritingPublisherSubscriber.line-67"/><text:bookmark text:name="rospy_tutorials.2BAC8-Tutorials.2BAC8-WritingPublisherSubscriber.line-68"/></text:p>
      <text:p text:style-name="P12"/>
      <text:p text:style-name="P1"/>
      <text:p text:style-name="P45"><text:span text:style-name="T8">pub = rospy.Publisher(</text:span><text:span text:style-name="T42">'chatter'</text:span><text:span text:style-name="T8">, String, </text:span><text:span text:style-name="T45">queue_size</text:span><text:span text:style-name="T8">=</text:span><text:span text:style-name="T48">1</text:span><text:span text:style-name="T8">) </text:span><text:span text:style-name="T50">#chatter-&gt;topic</text:span></text:p>
      <text:p text:style-name="P44">rospy.init_node(<text:span text:style-name="T41">'talker'</text:span>, <text:span text:style-name="T44">anonymous</text:span>=<text:span text:style-name="T46">True</text:span>)</text:p>
      <text:p text:style-name="P44"/>
      <text:p text:style-name="P46"><text:span text:style-name="T8"/></text:p>
      <text:p text:style-name="P50"><text:span text:style-name="T12"/></text:p>
      <text:p text:style-name="P31"><text:span text:style-name="T27">------------------------------------------------------------------------------------------------------------------------</text:span></text:p>
      <text:p text:style-name="P2"><text:s/><text:span text:style-name="T2">Step </text:span><text:span text:style-name="T3">3 </text:span></text:p>
      <text:p text:style-name="P2"/>
      <text:p text:style-name="P28"><text:bookmark text:name="rospy_tutorials.2BAC8-Tutorials.2BAC8-WritingPublisherSubscriber.line-69"/>This line creates a <text:span text:style-name="Teletype">Rate</text:span> object <text:span text:style-name="Teletype">rate</text:span>. With the help of its method <text:span text:style-name="Teletype">sleep()</text:span>, it offers a convenient way for looping at the desired rate. With its argument of <text:span text:style-name="Teletype">10</text:span>, we should expect to go through the loop 10 times per second (as long as our processing time does not exceed 1/10th of a second!) </text:p>
      <text:p text:style-name="P28"/>
      <text:p text:style-name="P1"/>
      <text:p text:style-name="P47">rate = rospy.Rate(<text:span text:style-name="T47">10</text:span>) <text:span text:style-name="T49"># 10hz</text:span></text:p>
      <text:p text:style-name="P13"/>
      <text:p text:style-name="P5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tep 4</text:p>
      <text:p text:style-name="P12"><text:span text:style-name="T1"><text:s/><text:tab/>We </text:span>call to <text:span text:style-name="Teletype">pub.publish(str</text:span><text:span text:style-name="Teletype"><text:span text:style-name="T56">1</text:span></text:span><text:span text:style-name="Teletype">)</text:span> that publishes a string to our <text:span text:style-name="Teletype">chatter</text:span> topic. The loop calls <text:span text:style-name="Teletype">rate.sleep()</text:span>, which sleeps just long enough to maintain the desired rate through the loop</text:p>
      <text:p text:style-name="P12"/>
      <text:p text:style-name="P36"/>
      <text:p text:style-name="P48"><text:span text:style-name="T29">str1 = </text:span><text:span text:style-name="T43">"dsu"</text:span></text:p>
      <text:p text:style-name="P52">#rospy.loginfo(hello_str)</text:p>
      <text:p text:style-name="P44">pub.publish(str1)</text:p>
      <text:p text:style-name="P44">rate.sleep()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7">------------------------------------------------------------------------------------------------------------------------</text:span></text:p>
      <text:p text:style-name="P8">Step <text:span text:style-name="T22">5</text:span></text:p>
      <text:p text:style-name="P53"><text:span text:style-name="T19"><text:tab/></text:span><text:span text:style-name="T18">In addition to the standard Python </text:span><text:span text:style-name="Teletype"><text:span text:style-name="T18">__main__</text:span></text:span><text:span text:style-name="T18"> check, this catches a </text:span><text:span text:style-name="Teletype"><text:span text:style-name="T18">rospy.ROSInterruptException</text:span></text:span><text:span text:style-name="T18"> exception, which can be thrown by </text:span><text:span text:style-name="Teletype"><text:span text:style-name="T18">rospy.sleep()</text:span></text:span><text:span text:style-name="T18"> and </text:span><text:span text:style-name="Teletype"><text:span text:style-name="T18">rospy.Rate.sleep()</text:span></text:span><text:span text:style-name="T18"> methods when </text:span><text:span text:style-name="Teletype"><text:span text:style-name="T18">Ctrl-C</text:span></text:span><text:span text:style-name="T18"> is pressed or your Node is otherwise shutdown. The reason this exception is raised is so that you don't accidentally continue executing code after the </text:span><text:span text:style-name="Teletype"><text:span text:style-name="T18">sleep()</text:span></text:span></text:p>
      <text:p text:style-name="P53"><text:span text:style-name="Teletype"><text:span text:style-name="T19"/></text:span></text:p>
      <text:p text:style-name="P38"><text:span text:style-name="T39">try</text:span><text:span text:style-name="T40">:</text:span></text:p>
      <text:p text:style-name="P44"><text:tab/>talker()</text:p>
      <text:p text:style-name="P44"><text:span text:style-name="T38"><text:tab/>except</text:span> rospy.ROSInterruptException:</text:p>
      <text:p text:style-name="P54"><text:tab/>pass</text:p>
      <text:p text:style-name="P14"><text:span text:style-name="T16"/></text:p>
      <text:p text:style-name="P19">------------------------------------------------------------------------------------------------------------------------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1:15:45.015522167</meta:creation-date>
    <dc:date>2018-11-21T17:13:56.903906144</dc:date>
    <meta:editing-duration>PT1H8M38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13" meta:character-count="2614" meta:non-whitespace-character-count="2314"/>
  </office:meta>
</office:document-meta>
</file>